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 : <text:a xlink:type="simple" xlink:href="mailto:eliot.martin@epitech.eu" text:style-name="ListLabel_20_1" text:visited-style-name="ListLabel_20_1"><text:span text:style-name="T1">eliot.martin@epitech.eu</text:span></text:a></text:p>
      <text:p text:style-name="Standard">À : thomas.gillet@epitech.eu</text:p>
      <text:p text:style-name="Standard">Envoyé : 30/08/2025 10 : 34</text:p>
      <text:p text:style-name="Standard">Objet : Ordre du jour reunion 05/09</text:p>
      <text:p text:style-name="Standard">Pièce-jointe: Ordre du jour Reunion 05/09</text:p>
      <text:p text:style-name="Standard"/>
      <text:p text:style-name="Standard">Bonjour,</text:p>
      <text:p text:style-name="P1">Dans le cadre de la préparation de notre réunion de 5/9, veuillez trouver ci-joint mon projet d’ordre du jour</text:p>
      <text:p text:style-name="P1">Je vous remercie par avance pour votre retour pour le 3/9 <text:s/></text:p>
      <text:p text:style-name="P1"/>
      <text:p text:style-name="P1"/>
      <text:p text:style-name="Standard">Cordialement,</text:p>
      <text:p text:style-name="Standard">Eliot Martin, chef de projet.</text:p>
      <text:p text:style-name="Standard"/>
      <text:p text:style-name="Standard">Contactez moi : </text:p>
      <text:p text:style-name="Standard">mail : <text:a xlink:type="simple" xlink:href="mailto:eliot.martin@epitech.eu" text:style-name="ListLabel_20_1" text:visited-style-name="ListLabel_20_1"><text:span text:style-name="T1">eliot.martin@epitech.eu</text:span></text:a></text:p>
      <text:p text:style-name="Standard">tel : 06 12 96 53 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75" meta:character-count="443" meta:non-whitespace-character-count="378"/>
    <meta:generator>LibreOfficeDev/6.0.5.2$Linux_X86_64 LibreOffice_project/</meta:generator>
  </office:meta>
</office:document-meta>
</file>